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9cm"/>
    </style:style>
    <style:style style:name="co2" style:family="table-column">
      <style:table-column-properties fo:break-before="auto" style:column-width="3.404cm"/>
    </style:style>
    <style:style style:name="co3" style:family="table-column">
      <style:table-column-properties fo:break-before="auto" style:column-width="4.2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64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473cm"/>
    </style:style>
    <style:style style:name="co9" style:family="table-column">
      <style:table-column-properties fo:break-before="auto" style:column-width="3.508cm"/>
    </style:style>
    <style:style style:name="co10" style:family="table-column">
      <style:table-column-properties fo:break-before="auto" style:column-width="2.9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style:font-name="Calibri"/>
    </style:style>
    <style:style style:name="ce3" style:family="table-cell" style:parent-style-name="Default" style:data-style-name="N61">
      <style:text-properties style:font-name="Calibri"/>
    </style:style>
    <style:style style:name="ce5" style:family="table-cell" style:parent-style-name="Default" style:data-style-name="N61"/>
    <style:style style:name="ce6" style:family="table-cell" style:parent-style-name="Default">
      <style:table-cell-properties fo:wrap-option="wrap"/>
      <style:text-properties style:font-name="Calibri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.072cm" svg:height="22.721cm" svg:x="1.683cm" svg:y="14.144cm">
            <draw:object draw:notify-on-update-of-ranges="Sheet1.A1:Sheet1.A1 Sheet1.A2:Sheet1.A29 Sheet1.B1:Sheet1.B1 Sheet1.B2:Sheet1.B29 Sheet1.A1:Sheet1.A1 Sheet1.A2:Sheet1.A29 Sheet1.C1:Sheet1.C1 Sheet1.C2:Sheet1.C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8.968cm" svg:height="19.452cm" svg:x="33.68cm" svg:y="14.018cm">
            <draw:object draw:notify-on-update-of-ranges="Sheet1.A2:Sheet1.A27 Sheet1.D1:Sheet1.D1 Sheet1.D2:Sheet1.D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output log2 size</text:p>
          </table:table-cell>
          <table:table-cell office:value-type="string" calcext:value-type="string">
            <text:p>gf2x time (avg)</text:p>
          </table:table-cell>
          <table:table-cell table:style-name="ce1" office:value-type="string" calcext:value-type="string">
            <text:p>Mateer-Gao time (in-place)</text:p>
          </table:table-cell>
          <table:table-cell office:value-type="string" calcext:value-type="string">
            <text:p>Speed ratio</text:p>
          </table:table-cell>
          <table:table-cell/>
          <table:table-cell office:value-type="string" calcext:value-type="string">
            <text:p>Mateer-Gao time (not in place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0000001070665" calcext:value-type="float">
            <text:p>1,07E-07</text:p>
          </table:table-cell>
          <table:table-cell table:style-name="ce5" office:value-type="float" office:value="0.00000138589" calcext:value-type="float">
            <text:p>1,39E-06</text:p>
          </table:table-cell>
          <table:table-cell table:formula="of:=[.B2]/[.C2]" office:value-type="float" office:value="0.0772546883230271" calcext:value-type="float">
            <text:p>0,077254688323027</text:p>
          </table:table-cell>
          <table:table-cell table:style-name="ce3"/>
          <table:table-cell table:style-name="ce3" office:value-type="float" office:value="0.00000155653" calcext:value-type="float">
            <text:p>1,56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0.000000265323" calcext:value-type="float">
            <text:p>2,65E-07</text:p>
          </table:table-cell>
          <table:table-cell table:style-name="ce5" office:value-type="float" office:value="0.00000252093" calcext:value-type="float">
            <text:p>2,52E-06</text:p>
          </table:table-cell>
          <table:table-cell table:formula="of:=[.B3]/[.C3]" office:value-type="float" office:value="0.105248063214766" calcext:value-type="float">
            <text:p>0,105248063214766</text:p>
          </table:table-cell>
          <table:table-cell table:style-name="ce3"/>
          <table:table-cell table:style-name="ce3" office:value-type="float" office:value="0.00000289191" calcext:value-type="float">
            <text:p>2,89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0.0000007214675" calcext:value-type="float">
            <text:p>7,21E-07</text:p>
          </table:table-cell>
          <table:table-cell table:style-name="ce5" office:value-type="float" office:value="0.00000561545" calcext:value-type="float">
            <text:p>5,62E-06</text:p>
          </table:table-cell>
          <table:table-cell table:formula="of:=[.B4]/[.C4]" office:value-type="float" office:value="0.128479017710068" calcext:value-type="float">
            <text:p>0,128479017710068</text:p>
          </table:table-cell>
          <table:table-cell table:style-name="ce3"/>
          <table:table-cell table:style-name="ce3" office:value-type="float" office:value="0.00000632747" calcext:value-type="float">
            <text:p>6,33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0.00000207377" calcext:value-type="float">
            <text:p>2,07E-06</text:p>
          </table:table-cell>
          <table:table-cell table:style-name="ce5" office:value-type="float" office:value="0.00000747628" calcext:value-type="float">
            <text:p>7,48E-06</text:p>
          </table:table-cell>
          <table:table-cell table:formula="of:=[.B5]/[.C5]" office:value-type="float" office:value="0.277379926915525" calcext:value-type="float">
            <text:p>0,277379926915525</text:p>
          </table:table-cell>
          <table:table-cell table:style-name="ce3"/>
          <table:table-cell table:style-name="ce3" office:value-type="float" office:value="0.00000686151" calcext:value-type="float">
            <text:p>6,86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0.000003002355" calcext:value-type="float">
            <text:p>3,00E-06</text:p>
          </table:table-cell>
          <table:table-cell table:style-name="ce5" office:value-type="float" office:value="0.000014035" calcext:value-type="float">
            <text:p>1,40E-05</text:p>
          </table:table-cell>
          <table:table-cell table:formula="of:=[.B6]/[.C6]" office:value-type="float" office:value="0.213919130744567" calcext:value-type="float">
            <text:p>0,213919130744567</text:p>
          </table:table-cell>
          <table:table-cell table:style-name="ce3"/>
          <table:table-cell table:style-name="ce3" office:value-type="float" office:value="0.000015177" calcext:value-type="float">
            <text:p>1,52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0.000009805" calcext:value-type="float">
            <text:p>9,81E-06</text:p>
          </table:table-cell>
          <table:table-cell table:style-name="ce5" office:value-type="float" office:value="0.0000316259" calcext:value-type="float">
            <text:p>3,16E-05</text:p>
          </table:table-cell>
          <table:table-cell table:formula="of:=[.B7]/[.C7]" office:value-type="float" office:value="0.31003070268356" calcext:value-type="float">
            <text:p>0,31003070268356</text:p>
          </table:table-cell>
          <table:table-cell table:style-name="ce3"/>
          <table:table-cell table:style-name="ce3" office:value-type="float" office:value="0.0000336861" calcext:value-type="float">
            <text:p>3,37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0.00002775615" calcext:value-type="float">
            <text:p>2,78E-05</text:p>
          </table:table-cell>
          <table:table-cell table:style-name="ce5" office:value-type="float" office:value="0.0000683873" calcext:value-type="float">
            <text:p>6,84E-05</text:p>
          </table:table-cell>
          <table:table-cell table:formula="of:=[.B8]/[.C8]" office:value-type="float" office:value="0.405867025017803" calcext:value-type="float">
            <text:p>0,405867025017803</text:p>
          </table:table-cell>
          <table:table-cell table:style-name="ce3"/>
          <table:table-cell table:style-name="ce3" office:value-type="float" office:value="0.000072759" calcext:value-type="float">
            <text:p>7,28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0.0000799833" calcext:value-type="float">
            <text:p>8,00E-05</text:p>
          </table:table-cell>
          <table:table-cell office:value-type="float" office:value="0.00014863" calcext:value-type="float">
            <text:p>0,00014863</text:p>
          </table:table-cell>
          <table:table-cell table:formula="of:=[.B9]/[.C9]" office:value-type="float" office:value="0.53813698445805" calcext:value-type="float">
            <text:p>0,53813698445805</text:p>
          </table:table-cell>
          <table:table-cell/>
          <table:table-cell table:style-name="ce3" office:value-type="float" office:value="0.00015739" calcext:value-type="float">
            <text:p>1,57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219928" calcext:value-type="float">
            <text:p>0,000219928</text:p>
          </table:table-cell>
          <table:table-cell office:value-type="float" office:value="0.000323124" calcext:value-type="float">
            <text:p>0,000323124</text:p>
          </table:table-cell>
          <table:table-cell table:formula="of:=[.B10]/[.C10]" office:value-type="float" office:value="0.680630346244785" calcext:value-type="float">
            <text:p>0,680630346244785</text:p>
          </table:table-cell>
          <table:table-cell/>
          <table:table-cell office:value-type="float" office:value="0.000341152" calcext:value-type="float">
            <text:p>0,0003411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614063" calcext:value-type="float">
            <text:p>0,000614063</text:p>
          </table:table-cell>
          <table:table-cell office:value-type="float" office:value="0.0006945" calcext:value-type="float">
            <text:p>0,0006945</text:p>
          </table:table-cell>
          <table:table-cell table:formula="of:=[.B11]/[.C11]" office:value-type="float" office:value="0.884179985601152" calcext:value-type="float">
            <text:p>0,884179985601152</text:p>
          </table:table-cell>
          <table:table-cell/>
          <table:table-cell office:value-type="float" office:value="0.000730794" calcext:value-type="float">
            <text:p>0,0007307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89373" calcext:value-type="float">
            <text:p>0,00189373</text:p>
          </table:table-cell>
          <table:table-cell office:value-type="float" office:value="0.00149074" calcext:value-type="float">
            <text:p>0,00149074</text:p>
          </table:table-cell>
          <table:table-cell table:formula="of:=[.B12]/[.C12]" office:value-type="float" office:value="1.27032882997706" calcext:value-type="float">
            <text:p>1,27032882997706</text:p>
          </table:table-cell>
          <table:table-cell/>
          <table:table-cell office:value-type="float" office:value="0.00161085" calcext:value-type="float">
            <text:p>0,001610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85361" calcext:value-type="float">
            <text:p>0,00385361</text:p>
          </table:table-cell>
          <table:table-cell office:value-type="float" office:value="0.00319287" calcext:value-type="float">
            <text:p>0,00319287</text:p>
          </table:table-cell>
          <table:table-cell table:formula="of:=[.B13]/[.C13]" office:value-type="float" office:value="1.20694234340891" calcext:value-type="float">
            <text:p>1,20694234340891</text:p>
          </table:table-cell>
          <table:table-cell/>
          <table:table-cell office:value-type="float" office:value="0.00344927" calcext:value-type="float">
            <text:p>0,003449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795594" calcext:value-type="float">
            <text:p>0,00795594</text:p>
          </table:table-cell>
          <table:table-cell office:value-type="float" office:value="0.00689116" calcext:value-type="float">
            <text:p>0,00689116</text:p>
          </table:table-cell>
          <table:table-cell table:formula="of:=[.B14]/[.C14]" office:value-type="float" office:value="1.15451389896621" calcext:value-type="float">
            <text:p>1,15451389896621</text:p>
          </table:table-cell>
          <table:table-cell/>
          <table:table-cell office:value-type="float" office:value="0.00736224" calcext:value-type="float">
            <text:p>0,007362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748145" calcext:value-type="float">
            <text:p>0,01748145</text:p>
          </table:table-cell>
          <table:table-cell office:value-type="float" office:value="0.0147847" calcext:value-type="float">
            <text:p>0,0147847</text:p>
          </table:table-cell>
          <table:table-cell table:formula="of:=[.B15]/[.C15]" office:value-type="float" office:value="1.1824014014488" calcext:value-type="float">
            <text:p>1,1824014014488</text:p>
          </table:table-cell>
          <table:table-cell/>
          <table:table-cell office:value-type="float" office:value="0.0157705" calcext:value-type="float">
            <text:p>0,01577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46344" calcext:value-type="float">
            <text:p>0,0446344</text:p>
          </table:table-cell>
          <table:table-cell office:value-type="float" office:value="0.0310474" calcext:value-type="float">
            <text:p>0,0310474</text:p>
          </table:table-cell>
          <table:table-cell table:formula="of:=[.B16]/[.C16]" office:value-type="float" office:value="1.43762118567094" calcext:value-type="float">
            <text:p>1,43762118567094</text:p>
          </table:table-cell>
          <table:table-cell/>
          <table:table-cell office:value-type="float" office:value="0.0321648" calcext:value-type="float">
            <text:p>0,03216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991915" calcext:value-type="float">
            <text:p>0,08991915</text:p>
          </table:table-cell>
          <table:table-cell office:value-type="float" office:value="0.0653282" calcext:value-type="float">
            <text:p>0,0653282</text:p>
          </table:table-cell>
          <table:table-cell table:formula="of:=[.B17]/[.C17]" office:value-type="float" office:value="1.37642166782492" calcext:value-type="float">
            <text:p>1,37642166782492</text:p>
          </table:table-cell>
          <table:table-cell/>
          <table:table-cell office:value-type="float" office:value="0.0685952" calcext:value-type="float">
            <text:p>0,06859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135775" calcext:value-type="float">
            <text:p>0,2135775</text:p>
          </table:table-cell>
          <table:table-cell office:value-type="float" office:value="0.138846" calcext:value-type="float">
            <text:p>0,138846</text:p>
          </table:table-cell>
          <table:table-cell table:formula="of:=[.B18]/[.C18]" office:value-type="float" office:value="1.53823300635236" calcext:value-type="float">
            <text:p>1,53823300635236</text:p>
          </table:table-cell>
          <table:table-cell/>
          <table:table-cell office:value-type="float" office:value="0.145032" calcext:value-type="float">
            <text:p>0,1450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28305" calcext:value-type="float">
            <text:p>0,428305</text:p>
          </table:table-cell>
          <table:table-cell office:value-type="float" office:value="0.299029" calcext:value-type="float">
            <text:p>0,299029</text:p>
          </table:table-cell>
          <table:table-cell table:formula="of:=[.B19]/[.C19]" office:value-type="float" office:value="1.43231927338151" calcext:value-type="float">
            <text:p>1,43231927338151</text:p>
          </table:table-cell>
          <table:table-cell/>
          <table:table-cell office:value-type="float" office:value="0.316625" calcext:value-type="float">
            <text:p>0,3166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03664" calcext:value-type="float">
            <text:p>1,03664</text:p>
          </table:table-cell>
          <table:table-cell office:value-type="float" office:value="0.651955" calcext:value-type="float">
            <text:p>0,651955</text:p>
          </table:table-cell>
          <table:table-cell table:formula="of:=[.B20]/[.C20]" office:value-type="float" office:value="1.59004839291055" calcext:value-type="float">
            <text:p>1,59004839291055</text:p>
          </table:table-cell>
          <table:table-cell/>
          <table:table-cell office:value-type="float" office:value="0.686158" calcext:value-type="float">
            <text:p>0,686158</text:p>
          </table:table-cell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.6163" calcext:value-type="float">
            <text:p>2,6163</text:p>
          </table:table-cell>
          <table:table-cell office:value-type="float" office:value="1.39348" calcext:value-type="float">
            <text:p>1,39348</text:p>
          </table:table-cell>
          <table:table-cell table:formula="of:=[.B21]/[.C21]" office:value-type="float" office:value="1.87752963802853" calcext:value-type="float">
            <text:p>1,87752963802853</text:p>
          </table:table-cell>
          <table:table-cell table:style-name="Default"/>
          <table:table-cell table:style-name="Default" office:value-type="float" office:value="1.45992" calcext:value-type="float">
            <text:p>1,45992</text:p>
          </table:table-cell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.50087" calcext:value-type="float">
            <text:p>4,50087</text:p>
          </table:table-cell>
          <table:table-cell office:value-type="float" office:value="2.96513" calcext:value-type="float">
            <text:p>2,96513</text:p>
          </table:table-cell>
          <table:table-cell table:formula="of:=[.B22]/[.C22]" office:value-type="float" office:value="1.51793344642562" calcext:value-type="float">
            <text:p>1,51793344642562</text:p>
          </table:table-cell>
          <table:table-cell table:style-name="Default"/>
          <table:table-cell table:style-name="Default" office:value-type="float" office:value="3.08745" calcext:value-type="float">
            <text:p>3,08745</text:p>
          </table:table-cell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2.0182" calcext:value-type="float">
            <text:p>12,0182</text:p>
          </table:table-cell>
          <table:table-cell office:value-type="float" office:value="6.23943" calcext:value-type="float">
            <text:p>6,23943</text:p>
          </table:table-cell>
          <table:table-cell table:formula="of:=[.B23]/[.C23]" office:value-type="float" office:value="1.92616953792253" calcext:value-type="float">
            <text:p>1,92616953792253</text:p>
          </table:table-cell>
          <table:table-cell table:style-name="Default"/>
          <table:table-cell table:style-name="Default" office:value-type="float" office:value="6.4638" calcext:value-type="float">
            <text:p>6,4638</text:p>
          </table:table-cell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6.78525" calcext:value-type="float">
            <text:p>26,78525</text:p>
          </table:table-cell>
          <table:table-cell office:value-type="float" office:value="13.1931" calcext:value-type="float">
            <text:p>13,1931</text:p>
          </table:table-cell>
          <table:table-cell table:formula="of:=[.B24]/[.C24]" office:value-type="float" office:value="2.03024687147069" calcext:value-type="float">
            <text:p>2,03024687147069</text:p>
          </table:table-cell>
          <table:table-cell table:style-name="Default"/>
          <table:table-cell table:style-name="Default" office:value-type="float" office:value="13.6163" calcext:value-type="float">
            <text:p>13,6163</text:p>
          </table:table-cell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01.5115" calcext:value-type="float">
            <text:p>101,5115</text:p>
          </table:table-cell>
          <table:table-cell office:value-type="float" office:value="27.8231" calcext:value-type="float">
            <text:p>27,8231</text:p>
          </table:table-cell>
          <table:table-cell table:formula="of:=[.B25]/[.C25]" office:value-type="float" office:value="3.6484611707538" calcext:value-type="float">
            <text:p>3,6484611707538</text:p>
          </table:table-cell>
          <table:table-cell table:style-name="Default"/>
          <table:table-cell table:style-name="Default" office:value-type="float" office:value="28.7695" calcext:value-type="float">
            <text:p>28,7695</text:p>
          </table:table-cell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61.092" calcext:value-type="float">
            <text:p>161,092</text:p>
          </table:table-cell>
          <table:table-cell office:value-type="float" office:value="59.1067" calcext:value-type="float">
            <text:p>59,1067</text:p>
          </table:table-cell>
          <table:table-cell table:formula="of:=[.B26]/[.C26]" office:value-type="float" office:value="2.72544398519965" calcext:value-type="float">
            <text:p>2,72544398519965</text:p>
          </table:table-cell>
          <table:table-cell table:style-name="Default"/>
          <table:table-cell table:style-name="Default" office:value-type="float" office:value="60.9985" calcext:value-type="float">
            <text:p>60,9985</text:p>
          </table:table-cell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674.9935" calcext:value-type="float">
            <text:p>674,9935</text:p>
          </table:table-cell>
          <table:table-cell office:value-type="float" office:value="124.084" calcext:value-type="float">
            <text:p>124,084</text:p>
          </table:table-cell>
          <table:table-cell table:formula="of:=[.B27]/[.C27]" office:value-type="float" office:value="5.43981093452822" calcext:value-type="float">
            <text:p>5,43981093452822</text:p>
          </table:table-cell>
          <table:table-cell table:style-name="Default"/>
          <table:table-cell table:style-name="Default" office:value-type="float" office:value="129.156" calcext:value-type="float">
            <text:p>129,156</text:p>
          </table:table-cell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not enough memory</text:p>
          </table:table-cell>
          <table:table-cell office:value-type="float" office:value="263.476" calcext:value-type="float">
            <text:p>263,476</text:p>
          </table:table-cell>
          <table:table-cell/>
          <table:table-cell table:style-name="Default"/>
          <table:table-cell table:style-name="Default" office:value-type="float" office:value="271.887" calcext:value-type="float">
            <text:p>271,887</text:p>
          </table:table-cell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not enough memory</text:p>
          </table:table-cell>
          <table:table-cell office:value-type="float" office:value="558.934" calcext:value-type="float">
            <text:p>558,934</text:p>
          </table:table-cell>
          <table:table-cell table:style-name="Default" table:number-columns-repeated="3"/>
        </table:table-row>
      </table:table>
      <table:table table:name="Feuille2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4" table:default-cell-style-name="ce5"/>
        <table:table-column table:style-name="co9" table:default-cell-style-name="ce1"/>
        <table:table-column table:style-name="co10" table:default-cell-style-name="Default"/>
        <table:table-column table:style-name="co4" table:default-cell-style-name="ce8"/>
        <table:table-row table:style-name="ro2">
          <table:table-cell table:style-name="ce6" office:value-type="string" calcext:value-type="string">
            <text:p>output log2 size</text:p>
          </table:table-cell>
          <table:table-cell table:style-name="ce6" office:value-type="string" calcext:value-type="string">
            <text:p>gf2x time (1)</text:p>
          </table:table-cell>
          <table:table-cell table:style-name="ce6" office:value-type="string" calcext:value-type="string">
            <text:p>gf2x time (2)</text:p>
          </table:table-cell>
          <table:table-cell table:style-name="ce6" office:value-type="string" calcext:value-type="string">
            <text:p>gf2x time (avg)</text:p>
          </table:table-cell>
          <table:table-cell table:style-name="ce6" office:value-type="string" calcext:value-type="string">
            <text:p>Mateer-Gao time (not in place)</text:p>
          </table:table-cell>
          <table:table-cell table:style-name="ce7" office:value-type="string" calcext:value-type="string">
            <text:p>Mateer-Gao time (in-place)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000000104702" calcext:value-type="float">
            <text:p>1,05E-07</text:p>
          </table:table-cell>
          <table:table-cell table:style-name="ce5" office:value-type="float" office:value="0.000000109431" calcext:value-type="float">
            <text:p>1,09E-07</text:p>
          </table:table-cell>
          <table:table-cell table:formula="of:=([.B2]+[.C2])/2" office:value-type="float" office:value="0.0000001070665" calcext:value-type="float">
            <text:p>1,07E-07</text:p>
          </table:table-cell>
          <table:table-cell table:style-name="ce3" office:value-type="float" office:value="0.00000155653" calcext:value-type="float">
            <text:p>1,56E-06</text:p>
          </table:table-cell>
          <table:table-cell table:style-name="ce5" office:value-type="float" office:value="0.00000138589" calcext:value-type="float">
            <text:p>1,39E-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0.000000268164" calcext:value-type="float">
            <text:p>2,68E-07</text:p>
          </table:table-cell>
          <table:table-cell table:style-name="ce5" office:value-type="float" office:value="0.000000262482" calcext:value-type="float">
            <text:p>2,62E-07</text:p>
          </table:table-cell>
          <table:table-cell table:formula="of:=([.B3]+[.C3])/2" office:value-type="float" office:value="0.000000265323" calcext:value-type="float">
            <text:p>2,65E-07</text:p>
          </table:table-cell>
          <table:table-cell table:style-name="ce3" office:value-type="float" office:value="0.00000289191" calcext:value-type="float">
            <text:p>2,89E-06</text:p>
          </table:table-cell>
          <table:table-cell table:style-name="ce5" office:value-type="float" office:value="0.00000252093" calcext:value-type="float">
            <text:p>2,52E-0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0.000000727469" calcext:value-type="float">
            <text:p>7,27E-07</text:p>
          </table:table-cell>
          <table:table-cell table:style-name="ce5" office:value-type="float" office:value="0.000000715466" calcext:value-type="float">
            <text:p>7,15E-07</text:p>
          </table:table-cell>
          <table:table-cell table:formula="of:=([.B4]+[.C4])/2" office:value-type="float" office:value="0.0000007214675" calcext:value-type="float">
            <text:p>7,21E-07</text:p>
          </table:table-cell>
          <table:table-cell table:style-name="ce3" office:value-type="float" office:value="0.00000632747" calcext:value-type="float">
            <text:p>6,33E-06</text:p>
          </table:table-cell>
          <table:table-cell table:style-name="ce5" office:value-type="float" office:value="0.00000561545" calcext:value-type="float">
            <text:p>5,62E-0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0.0000021147" calcext:value-type="float">
            <text:p>2,11E-06</text:p>
          </table:table-cell>
          <table:table-cell table:style-name="ce5" office:value-type="float" office:value="0.00000203284" calcext:value-type="float">
            <text:p>2,03E-06</text:p>
          </table:table-cell>
          <table:table-cell table:formula="of:=([.B5]+[.C5])/2" office:value-type="float" office:value="0.00000207377" calcext:value-type="float">
            <text:p>2,07E-06</text:p>
          </table:table-cell>
          <table:table-cell table:style-name="ce3" office:value-type="float" office:value="0.00000686151" calcext:value-type="float">
            <text:p>6,86E-06</text:p>
          </table:table-cell>
          <table:table-cell table:style-name="ce5" office:value-type="float" office:value="0.00000747628" calcext:value-type="float">
            <text:p>7,48E-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0.00000301368" calcext:value-type="float">
            <text:p>3,01E-06</text:p>
          </table:table-cell>
          <table:table-cell table:style-name="ce5" office:value-type="float" office:value="0.00000299103" calcext:value-type="float">
            <text:p>2,99E-06</text:p>
          </table:table-cell>
          <table:table-cell table:formula="of:=([.B6]+[.C6])/2" office:value-type="float" office:value="0.000003002355" calcext:value-type="float">
            <text:p>3,00E-06</text:p>
          </table:table-cell>
          <table:table-cell table:style-name="ce3" office:value-type="float" office:value="0.000015177" calcext:value-type="float">
            <text:p>1,52E-05</text:p>
          </table:table-cell>
          <table:table-cell table:style-name="ce5" office:value-type="float" office:value="0.000014035" calcext:value-type="float">
            <text:p>1,40E-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0.0000096984" calcext:value-type="float">
            <text:p>9,70E-06</text:p>
          </table:table-cell>
          <table:table-cell table:style-name="ce5" office:value-type="float" office:value="0.0000099116" calcext:value-type="float">
            <text:p>9,91E-06</text:p>
          </table:table-cell>
          <table:table-cell table:formula="of:=([.B7]+[.C7])/2" office:value-type="float" office:value="0.000009805" calcext:value-type="float">
            <text:p>9,81E-06</text:p>
          </table:table-cell>
          <table:table-cell table:style-name="ce3" office:value-type="float" office:value="0.0000336861" calcext:value-type="float">
            <text:p>3,37E-05</text:p>
          </table:table-cell>
          <table:table-cell table:style-name="ce5" office:value-type="float" office:value="0.0000316259" calcext:value-type="float">
            <text:p>3,16E-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0.0000274011" calcext:value-type="float">
            <text:p>2,74E-05</text:p>
          </table:table-cell>
          <table:table-cell table:style-name="ce5" office:value-type="float" office:value="0.0000281112" calcext:value-type="float">
            <text:p>2,81E-05</text:p>
          </table:table-cell>
          <table:table-cell table:formula="of:=([.B8]+[.C8])/2" office:value-type="float" office:value="0.00002775615" calcext:value-type="float">
            <text:p>2,78E-05</text:p>
          </table:table-cell>
          <table:table-cell table:style-name="ce3" office:value-type="float" office:value="0.000072759" calcext:value-type="float">
            <text:p>7,28E-05</text:p>
          </table:table-cell>
          <table:table-cell table:style-name="ce5" office:value-type="float" office:value="0.0000683873" calcext:value-type="float">
            <text:p>6,84E-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0.0000794745" calcext:value-type="float">
            <text:p>7,95E-05</text:p>
          </table:table-cell>
          <table:table-cell table:style-name="ce5" office:value-type="float" office:value="0.0000804921" calcext:value-type="float">
            <text:p>8,05E-05</text:p>
          </table:table-cell>
          <table:table-cell table:formula="of:=([.B9]+[.C9])/2" office:value-type="float" office:value="0.0000799833" calcext:value-type="float">
            <text:p>8,00E-05</text:p>
          </table:table-cell>
          <table:table-cell table:style-name="ce3" office:value-type="float" office:value="0.00015739" calcext:value-type="float">
            <text:p>1,57E-04</text:p>
          </table:table-cell>
          <table:table-cell office:value-type="float" office:value="0.00014863" calcext:value-type="float">
            <text:p>0,0001486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217923" calcext:value-type="float">
            <text:p>0,000217923</text:p>
          </table:table-cell>
          <table:table-cell office:value-type="float" office:value="0.000221933" calcext:value-type="float">
            <text:p>0,000221933</text:p>
          </table:table-cell>
          <table:table-cell table:formula="of:=([.B10]+[.C10])/2" office:value-type="float" office:value="0.000219928" calcext:value-type="float">
            <text:p>2,20E-04</text:p>
          </table:table-cell>
          <table:table-cell office:value-type="float" office:value="0.000341152" calcext:value-type="float">
            <text:p>0,000341152</text:p>
          </table:table-cell>
          <table:table-cell office:value-type="float" office:value="0.000323124" calcext:value-type="float">
            <text:p>0,00032312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608785" calcext:value-type="float">
            <text:p>0,000608785</text:p>
          </table:table-cell>
          <table:table-cell office:value-type="float" office:value="0.000619341" calcext:value-type="float">
            <text:p>0,000619341</text:p>
          </table:table-cell>
          <table:table-cell table:formula="of:=([.B11]+[.C11])/2" office:value-type="float" office:value="0.000614063" calcext:value-type="float">
            <text:p>6,14E-04</text:p>
          </table:table-cell>
          <table:table-cell office:value-type="float" office:value="0.000730794" calcext:value-type="float">
            <text:p>0,000730794</text:p>
          </table:table-cell>
          <table:table-cell office:value-type="float" office:value="0.0006945" calcext:value-type="float">
            <text:p>0,000694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87449" calcext:value-type="float">
            <text:p>0,00187449</text:p>
          </table:table-cell>
          <table:table-cell office:value-type="float" office:value="0.00191297" calcext:value-type="float">
            <text:p>0,00191297</text:p>
          </table:table-cell>
          <table:table-cell table:formula="of:=([.B12]+[.C12])/2" office:value-type="float" office:value="0.00189373" calcext:value-type="float">
            <text:p>1,89E-03</text:p>
          </table:table-cell>
          <table:table-cell office:value-type="float" office:value="0.00161085" calcext:value-type="float">
            <text:p>0,00161085</text:p>
          </table:table-cell>
          <table:table-cell office:value-type="float" office:value="0.00149074" calcext:value-type="float">
            <text:p>0,0014907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83994" calcext:value-type="float">
            <text:p>0,00383994</text:p>
          </table:table-cell>
          <table:table-cell office:value-type="float" office:value="0.00386728" calcext:value-type="float">
            <text:p>0,00386728</text:p>
          </table:table-cell>
          <table:table-cell table:formula="of:=([.B13]+[.C13])/2" office:value-type="float" office:value="0.00385361" calcext:value-type="float">
            <text:p>3,85E-03</text:p>
          </table:table-cell>
          <table:table-cell office:value-type="float" office:value="0.00344927" calcext:value-type="float">
            <text:p>0,00344927</text:p>
          </table:table-cell>
          <table:table-cell office:value-type="float" office:value="0.00319287" calcext:value-type="float">
            <text:p>0,0031928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792871" calcext:value-type="float">
            <text:p>0,00792871</text:p>
          </table:table-cell>
          <table:table-cell office:value-type="float" office:value="0.00798317" calcext:value-type="float">
            <text:p>0,00798317</text:p>
          </table:table-cell>
          <table:table-cell table:formula="of:=([.B14]+[.C14])/2" office:value-type="float" office:value="0.00795594" calcext:value-type="float">
            <text:p>7,96E-03</text:p>
          </table:table-cell>
          <table:table-cell office:value-type="float" office:value="0.00736224" calcext:value-type="float">
            <text:p>0,00736224</text:p>
          </table:table-cell>
          <table:table-cell office:value-type="float" office:value="0.00689116" calcext:value-type="float">
            <text:p>0,0068911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73911" calcext:value-type="float">
            <text:p>0,0173911</text:p>
          </table:table-cell>
          <table:table-cell office:value-type="float" office:value="0.0175718" calcext:value-type="float">
            <text:p>0,0175718</text:p>
          </table:table-cell>
          <table:table-cell table:formula="of:=([.B15]+[.C15])/2" office:value-type="float" office:value="0.01748145" calcext:value-type="float">
            <text:p>1,75E-02</text:p>
          </table:table-cell>
          <table:table-cell office:value-type="float" office:value="0.0157705" calcext:value-type="float">
            <text:p>0,0157705</text:p>
          </table:table-cell>
          <table:table-cell office:value-type="float" office:value="0.0147847" calcext:value-type="float">
            <text:p>0,01478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46058" calcext:value-type="float">
            <text:p>0,0446058</text:p>
          </table:table-cell>
          <table:table-cell office:value-type="float" office:value="0.044663" calcext:value-type="float">
            <text:p>0,044663</text:p>
          </table:table-cell>
          <table:table-cell table:formula="of:=([.B16]+[.C16])/2" office:value-type="float" office:value="0.0446344" calcext:value-type="float">
            <text:p>4,46E-02</text:p>
          </table:table-cell>
          <table:table-cell office:value-type="float" office:value="0.0321648" calcext:value-type="float">
            <text:p>0,0321648</text:p>
          </table:table-cell>
          <table:table-cell office:value-type="float" office:value="0.0310474" calcext:value-type="float">
            <text:p>0,03104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97099" calcext:value-type="float">
            <text:p>0,0897099</text:p>
          </table:table-cell>
          <table:table-cell office:value-type="float" office:value="0.0901284" calcext:value-type="float">
            <text:p>0,0901284</text:p>
          </table:table-cell>
          <table:table-cell table:formula="of:=([.B17]+[.C17])/2" office:value-type="float" office:value="0.08991915" calcext:value-type="float">
            <text:p>8,99E-02</text:p>
          </table:table-cell>
          <table:table-cell office:value-type="float" office:value="0.0685952" calcext:value-type="float">
            <text:p>0,0685952</text:p>
          </table:table-cell>
          <table:table-cell office:value-type="float" office:value="0.0653282" calcext:value-type="float">
            <text:p>0,065328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12486" calcext:value-type="float">
            <text:p>0,212486</text:p>
          </table:table-cell>
          <table:table-cell office:value-type="float" office:value="0.214669" calcext:value-type="float">
            <text:p>0,214669</text:p>
          </table:table-cell>
          <table:table-cell table:formula="of:=([.B18]+[.C18])/2" office:value-type="float" office:value="0.2135775" calcext:value-type="float">
            <text:p>2,14E-01</text:p>
          </table:table-cell>
          <table:table-cell office:value-type="float" office:value="0.145032" calcext:value-type="float">
            <text:p>0,145032</text:p>
          </table:table-cell>
          <table:table-cell office:value-type="float" office:value="0.138846" calcext:value-type="float">
            <text:p>0,13884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24994" calcext:value-type="float">
            <text:p>0,424994</text:p>
          </table:table-cell>
          <table:table-cell office:value-type="float" office:value="0.431616" calcext:value-type="float">
            <text:p>0,431616</text:p>
          </table:table-cell>
          <table:table-cell table:formula="of:=([.B19]+[.C19])/2" office:value-type="float" office:value="0.428305" calcext:value-type="float">
            <text:p>4,28E-01</text:p>
          </table:table-cell>
          <table:table-cell office:value-type="float" office:value="0.316625" calcext:value-type="float">
            <text:p>0,316625</text:p>
          </table:table-cell>
          <table:table-cell office:value-type="float" office:value="0.299029" calcext:value-type="float">
            <text:p>0,29902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03537" calcext:value-type="float">
            <text:p>1,03537</text:p>
          </table:table-cell>
          <table:table-cell office:value-type="float" office:value="1.03791" calcext:value-type="float">
            <text:p>1,03791</text:p>
          </table:table-cell>
          <table:table-cell table:formula="of:=([.B20]+[.C20])/2" office:value-type="float" office:value="1.03664" calcext:value-type="float">
            <text:p>1,04E+00</text:p>
          </table:table-cell>
          <table:table-cell office:value-type="float" office:value="0.686158" calcext:value-type="float">
            <text:p>0,686158</text:p>
          </table:table-cell>
          <table:table-cell office:value-type="float" office:value="0.651955" calcext:value-type="float">
            <text:p>0,651955</text:p>
          </table:table-cell>
          <table:table-cell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.60567" calcext:value-type="float">
            <text:p>2,60567</text:p>
          </table:table-cell>
          <table:table-cell office:value-type="float" office:value="2.62693" calcext:value-type="float">
            <text:p>2,62693</text:p>
          </table:table-cell>
          <table:table-cell table:formula="of:=([.B21]+[.C21])/2" office:value-type="float" office:value="2.6163" calcext:value-type="float">
            <text:p>2,62E+00</text:p>
          </table:table-cell>
          <table:table-cell table:style-name="Default" office:value-type="float" office:value="1.45992" calcext:value-type="float">
            <text:p>1,45992</text:p>
          </table:table-cell>
          <table:table-cell office:value-type="float" office:value="1.39348" calcext:value-type="float">
            <text:p>1,39348</text:p>
          </table:table-cell>
          <table:table-cell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.4542" calcext:value-type="float">
            <text:p>4,4542</text:p>
          </table:table-cell>
          <table:table-cell office:value-type="float" office:value="4.54754" calcext:value-type="float">
            <text:p>4,54754</text:p>
          </table:table-cell>
          <table:table-cell table:formula="of:=([.B22]+[.C22])/2" office:value-type="float" office:value="4.50087" calcext:value-type="float">
            <text:p>4,50E+00</text:p>
          </table:table-cell>
          <table:table-cell table:style-name="Default" office:value-type="float" office:value="3.08745" calcext:value-type="float">
            <text:p>3,08745</text:p>
          </table:table-cell>
          <table:table-cell office:value-type="float" office:value="2.96513" calcext:value-type="float">
            <text:p>2,96513</text:p>
          </table:table-cell>
          <table:table-cell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1.9174" calcext:value-type="float">
            <text:p>11,9174</text:p>
          </table:table-cell>
          <table:table-cell office:value-type="float" office:value="12.119" calcext:value-type="float">
            <text:p>12,119</text:p>
          </table:table-cell>
          <table:table-cell table:formula="of:=([.B23]+[.C23])/2" office:value-type="float" office:value="12.0182" calcext:value-type="float">
            <text:p>1,20E+01</text:p>
          </table:table-cell>
          <table:table-cell table:style-name="Default" office:value-type="float" office:value="6.4638" calcext:value-type="float">
            <text:p>6,4638</text:p>
          </table:table-cell>
          <table:table-cell office:value-type="float" office:value="6.23943" calcext:value-type="float">
            <text:p>6,23943</text:p>
          </table:table-cell>
          <table:table-cell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6.4949" calcext:value-type="float">
            <text:p>26,4949</text:p>
          </table:table-cell>
          <table:table-cell office:value-type="float" office:value="27.0756" calcext:value-type="float">
            <text:p>27,0756</text:p>
          </table:table-cell>
          <table:table-cell table:formula="of:=([.B24]+[.C24])/2" office:value-type="float" office:value="26.78525" calcext:value-type="float">
            <text:p>2,68E+01</text:p>
          </table:table-cell>
          <table:table-cell table:style-name="Default" office:value-type="float" office:value="13.6163" calcext:value-type="float">
            <text:p>13,6163</text:p>
          </table:table-cell>
          <table:table-cell office:value-type="float" office:value="13.1931" calcext:value-type="float">
            <text:p>13,1931</text:p>
          </table:table-cell>
          <table:table-cell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01.108" calcext:value-type="float">
            <text:p>101,108</text:p>
          </table:table-cell>
          <table:table-cell office:value-type="float" office:value="101.915" calcext:value-type="float">
            <text:p>101,915</text:p>
          </table:table-cell>
          <table:table-cell table:formula="of:=([.B25]+[.C25])/2" office:value-type="float" office:value="101.5115" calcext:value-type="float">
            <text:p>1,02E+02</text:p>
          </table:table-cell>
          <table:table-cell table:style-name="Default" office:value-type="float" office:value="28.7695" calcext:value-type="float">
            <text:p>28,7695</text:p>
          </table:table-cell>
          <table:table-cell office:value-type="float" office:value="27.8231" calcext:value-type="float">
            <text:p>27,8231</text:p>
          </table:table-cell>
          <table:table-cell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60.492" calcext:value-type="float">
            <text:p>160,492</text:p>
          </table:table-cell>
          <table:table-cell office:value-type="float" office:value="161.692" calcext:value-type="float">
            <text:p>161,692</text:p>
          </table:table-cell>
          <table:table-cell table:formula="of:=([.B26]+[.C26])/2" office:value-type="float" office:value="161.092" calcext:value-type="float">
            <text:p>1,61E+02</text:p>
          </table:table-cell>
          <table:table-cell table:style-name="Default" office:value-type="float" office:value="60.9985" calcext:value-type="float">
            <text:p>60,9985</text:p>
          </table:table-cell>
          <table:table-cell office:value-type="float" office:value="59.1067" calcext:value-type="float">
            <text:p>59,1067</text:p>
          </table:table-cell>
          <table:table-cell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678.952" calcext:value-type="float">
            <text:p>678,952</text:p>
          </table:table-cell>
          <table:table-cell office:value-type="float" office:value="671.035" calcext:value-type="float">
            <text:p>671,035</text:p>
          </table:table-cell>
          <table:table-cell table:formula="of:=([.B27]+[.C27])/2" office:value-type="float" office:value="674.9935" calcext:value-type="float">
            <text:p>6,75E+02</text:p>
          </table:table-cell>
          <table:table-cell table:style-name="Default" office:value-type="float" office:value="129.156" calcext:value-type="float">
            <text:p>129,156</text:p>
          </table:table-cell>
          <table:table-cell office:value-type="float" office:value="124.084" calcext:value-type="float">
            <text:p>124,084</text:p>
          </table:table-cell>
          <table:table-cell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not enough memory</text:p>
          </table:table-cell>
          <table:table-cell office:value-type="string" calcext:value-type="string">
            <text:p>not enough memory</text:p>
          </table:table-cell>
          <table:table-cell table:style-name="Default"/>
          <table:table-cell table:style-name="Default" office:value-type="float" office:value="271.887" calcext:value-type="float">
            <text:p>271,887</text:p>
          </table:table-cell>
          <table:table-cell office:value-type="float" office:value="263.476" calcext:value-type="float">
            <text:p>263,476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not enough memory</text:p>
          </table:table-cell>
          <table:table-cell office:value-type="string" calcext:value-type="string">
            <text:p>not enough memory</text:p>
          </table:table-cell>
          <table:table-cell table:style-name="Default"/>
          <table:table-cell table:style-name="Default" office:value-type="string" calcext:value-type="string">
            <text:p>not enough memory</text:p>
          </table:table-cell>
          <table:table-cell office:value-type="float" office:value="558.934" calcext:value-type="float">
            <text:p>558,9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22:52:18.4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0T22:38:06.370143212</meta:creation-date>
    <dc:date>2020-10-10T23:03:48.509000000</dc:date>
    <meta:editing-duration>PT46M22S</meta:editing-duration>
    <meta:editing-cycles>22</meta:editing-cycles>
    <meta:generator>LibreOffice/7.0.1.2$Windows_X86_64 LibreOffice_project/7cbcfc562f6eb6708b5ff7d7397325de9e764452</meta:generator>
    <meta:document-statistic meta:table-count="2" meta:cell-count="313" meta:object-count="2"/>
  </office:meta>
</office:document-meta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Calibri" style:font-style-name="Normal" fo:font-size="2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Calibri" style:font-style-name="Normal" fo:font-size="18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0" chart:maximum="3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Calibri" style:font-style-name="Normal" fo:font-size="22pt" style:font-size-asian="9pt" style:font-size-complex="9pt"/>
    </style:style>
    <style:style style:name="ch7" style:family="chart" style:data-style-name="N0">
      <style:chart-properties chart:display-label="true" chart:logarithmic="true" chart:minimum="0.00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alibri" style:font-style-name="Normal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cm" chart:symbol-height="0.2cm" chart:link-data-style-to-source="true"/>
      <style:graphic-properties draw:stroke="dash" draw:stroke-dash="Long_20_Dot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cm" chart:symbol-height="0.2cm" chart:link-data-style-to-source="true"/>
      <style:graphic-properties draw:stroke-dash="Double_20_Dash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073cm" svg:height="22.722cm" xlink:href=".." xlink:type="simple" chart:class="chart:scatter" chart:style-name="ch1">
        <chart:title svg:x="7.594cm" svg:y="0.218cm" chart:style-name="ch2">
          <text:p>gf2x vs Mateer-Gao execution times 
(AMD 3900X, 64GB RAM @1800MHz)</text:p>
        </chart:title>
        <chart:legend chart:legend-position="end" svg:x="19.485cm" svg:y="18.187cm" style:legend-expansion="custom" svg:width="6.409cm" svg:height="3.146cm" style:legend-expansion-aspect-ratio="2.03719008264463" chart:style-name="ch3"/>
        <chart:plot-area chart:style-name="ch4" table:cell-range-address="Sheet1.A1:Sheet1.C29" chart:data-source-has-labels="row" svg:x="1.431cm" svg:y="3.259cm" svg:width="26.313cm" svg:height="14.231cm">
          <chart:coordinate-region svg:x="3.2cm" svg:y="3.454cm" svg:width="24.544cm" svg:height="13.397cm"/>
          <chart:axis chart:dimension="x" chart:name="primary-x" chart:style-name="ch5">
            <chart:title svg:x="6.311cm" svg:y="18.453cm" chart:style-name="ch6">
              <text:p>log2 of output polynomial degree</text:p>
            </chart:title>
          </chart:axis>
          <chart:axis chart:dimension="y" chart:name="primary-y" chart:style-name="ch7">
            <chart:title svg:x="0cm" svg:y="15.127cm" chart:style-name="ch8">
              <text:p>Runtime in seconds, log scale</text:p>
            </chart:title>
            <chart:grid chart:style-name="ch9" chart:class="major"/>
          </chart:axis>
          <chart:series chart:style-name="ch10" chart:values-cell-range-address="Sheet1.B2:Sheet1.B29" chart:label-cell-address="Sheet1.B1:Sheet1.B1" chart:class="chart:scatter">
            <chart:domain table:cell-range-address="Sheet1.A2:Sheet1.A29"/>
            <chart:data-point chart:repeated="28"/>
          </chart:series>
          <chart:series chart:style-name="ch11" chart:values-cell-range-address="Sheet1.C2:Sheet1.C29" chart:label-cell-address="Sheet1.C1:Sheet1.C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gf2x time (avg)</text:p>
                <draw:g>
                  <svg:desc>Sheet1.B1:Sheet1.B1</svg:desc>
                </draw:g>
              </table:table-cell>
              <table:table-cell office:value-type="string">
                <text:p>Mateer-Gao time (in-place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29</svg:desc>
                </draw:g>
              </table:table-cell>
              <table:table-cell office:value-type="float" office:value="0.0000001070665">
                <text:p>0.0000001070665</text:p>
                <draw:g>
                  <svg:desc>Sheet1.B2:Sheet1.B29</svg:desc>
                </draw:g>
              </table:table-cell>
              <table:table-cell office:value-type="float" office:value="0.00000138589">
                <text:p>0.00000138589</text:p>
                <draw:g>
                  <svg:desc>Sheet1.C2:Sheet1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000000265323">
                <text:p>0.000000265323</text:p>
              </table:table-cell>
              <table:table-cell office:value-type="float" office:value="0.00000252093">
                <text:p>0.00000252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000007214675">
                <text:p>0.0000007214675</text:p>
              </table:table-cell>
              <table:table-cell office:value-type="float" office:value="0.00000561545">
                <text:p>0.00000561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00000207377">
                <text:p>0.00000207377</text:p>
              </table:table-cell>
              <table:table-cell office:value-type="float" office:value="0.00000747628">
                <text:p>0.00000747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000003002355">
                <text:p>0.000003002355</text:p>
              </table:table-cell>
              <table:table-cell office:value-type="float" office:value="0.000014035">
                <text:p>0.000014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000009805">
                <text:p>0.000009805</text:p>
              </table:table-cell>
              <table:table-cell office:value-type="float" office:value="0.0000316259">
                <text:p>0.0000316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00002775615">
                <text:p>0.00002775615</text:p>
              </table:table-cell>
              <table:table-cell office:value-type="float" office:value="0.0000683873">
                <text:p>0.0000683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0000799833">
                <text:p>0.0000799833</text:p>
              </table:table-cell>
              <table:table-cell office:value-type="float" office:value="0.00014863">
                <text:p>0.00014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00219928">
                <text:p>0.000219928</text:p>
              </table:table-cell>
              <table:table-cell office:value-type="float" office:value="0.000323124">
                <text:p>0.000323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0614063">
                <text:p>0.000614063</text:p>
              </table:table-cell>
              <table:table-cell office:value-type="float" office:value="0.0006945">
                <text:p>0.0006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189373">
                <text:p>0.00189373</text:p>
              </table:table-cell>
              <table:table-cell office:value-type="float" office:value="0.00149074">
                <text:p>0.001490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0.00385361">
                <text:p>0.00385361</text:p>
              </table:table-cell>
              <table:table-cell office:value-type="float" office:value="0.00319287">
                <text:p>0.003192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0.00795594">
                <text:p>0.00795594</text:p>
              </table:table-cell>
              <table:table-cell office:value-type="float" office:value="0.00689116">
                <text:p>0.00689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0.01748145">
                <text:p>0.01748145</text:p>
              </table:table-cell>
              <table:table-cell office:value-type="float" office:value="0.0147847">
                <text:p>0.01478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0.0446344">
                <text:p>0.0446344</text:p>
              </table:table-cell>
              <table:table-cell office:value-type="float" office:value="0.0310474">
                <text:p>0.0310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08991915">
                <text:p>0.08991915</text:p>
              </table:table-cell>
              <table:table-cell office:value-type="float" office:value="0.0653282">
                <text:p>0.0653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2135775">
                <text:p>0.2135775</text:p>
              </table:table-cell>
              <table:table-cell office:value-type="float" office:value="0.138846">
                <text:p>0.138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0.428305">
                <text:p>0.428305</text:p>
              </table:table-cell>
              <table:table-cell office:value-type="float" office:value="0.299029">
                <text:p>0.299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.03664">
                <text:p>1.03664</text:p>
              </table:table-cell>
              <table:table-cell office:value-type="float" office:value="0.651955">
                <text:p>0.651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.6163">
                <text:p>2.6163</text:p>
              </table:table-cell>
              <table:table-cell office:value-type="float" office:value="1.39348">
                <text:p>1.393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4.50087">
                <text:p>4.50087</text:p>
              </table:table-cell>
              <table:table-cell office:value-type="float" office:value="2.96513">
                <text:p>2.965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2.0182">
                <text:p>12.0182</text:p>
              </table:table-cell>
              <table:table-cell office:value-type="float" office:value="6.23943">
                <text:p>6.239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26.78525">
                <text:p>26.78525</text:p>
              </table:table-cell>
              <table:table-cell office:value-type="float" office:value="13.1931">
                <text:p>13.1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101.5115">
                <text:p>101.5115</text:p>
              </table:table-cell>
              <table:table-cell office:value-type="float" office:value="27.8231">
                <text:p>27.82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161.092">
                <text:p>161.092</text:p>
              </table:table-cell>
              <table:table-cell office:value-type="float" office:value="59.1067">
                <text:p>59.10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674.9935">
                <text:p>674.9935</text:p>
              </table:table-cell>
              <table:table-cell office:value-type="float" office:value="124.084">
                <text:p>124.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63.476">
                <text:p>263.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558.934">
                <text:p>558.9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ot" draw:display-name="Long Dot" draw:style="rect" draw:dots1="1" draw:dots1-length="100%" draw:dots2="1" draw:dots2-length="100%" draw:distance="300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Calibri" style:font-style-name="Normal" fo:font-size="26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alibri" style:font-style-name="Normal" fo:font-size="2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family="Calibri" style:font-style-name="Normal" fo:font-size="2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cm" chart:symbol-height="0.2cm" chart:link-data-style-to-source="true"/>
      <style:graphic-properties draw:stroke="dash" draw:stroke-dash="Double_20_Dot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69cm" svg:height="19.453cm" xlink:href=".." xlink:type="simple" chart:class="chart:scatter" chart:style-name="ch1">
        <chart:title svg:x="7.365cm" svg:y="0.201cm" chart:style-name="ch2">
          <text:p>Mateer-Gao over gf2x speed ratio</text:p>
        </chart:title>
        <chart:plot-area chart:style-name="ch3" table:cell-range-address="Sheet1.A2:Sheet1.A27 Sheet1.D1:Sheet1.D27" chart:data-source-has-labels="row" svg:x="1.612cm" svg:y="1.843cm" svg:width="26.018cm" svg:height="15.35cm">
          <chart:coordinate-region svg:x="2.057cm" svg:y="2.039cm" svg:width="25.377cm" svg:height="14.515cm"/>
          <chart:axis chart:dimension="x" chart:name="primary-x" chart:style-name="ch4">
            <chart:title svg:x="9.216cm" svg:y="17.582cm" chart:style-name="ch5">
              <text:p>log2 of output polynomial degree</text:p>
            </chart:title>
          </chart:axis>
          <chart:axis chart:dimension="y" chart:name="primary-y" chart:style-name="ch6">
            <chart:title svg:x="-0.095cm" svg:y="11.811cm" chart:style-name="ch7">
              <text:p>speed ratio</text:p>
            </chart:title>
            <chart:grid chart:style-name="ch8" chart:class="major"/>
          </chart:axis>
          <chart:series chart:style-name="ch9" chart:values-cell-range-address="Sheet1.D2:Sheet1.D27" chart:label-cell-address="Sheet1.D1:Sheet1.D1" chart:class="chart:scatter">
            <chart:domain table:cell-range-address="Sheet1.A2:Sheet1.A27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peed ratio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27</svg:desc>
                </draw:g>
              </table:table-cell>
              <table:table-cell office:value-type="float" office:value="0.0772546883230271">
                <text:p>0.0772546883230271</text:p>
                <draw:g>
                  <svg:desc>Sheet1.D2:Sheet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05248063214766">
                <text:p>0.105248063214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128479017710068">
                <text:p>0.128479017710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77379926915525">
                <text:p>0.277379926915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213919130744567">
                <text:p>0.213919130744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31003070268356">
                <text:p>0.31003070268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405867025017803">
                <text:p>0.405867025017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53813698445805">
                <text:p>0.53813698445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680630346244785">
                <text:p>0.680630346244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884179985601152">
                <text:p>0.884179985601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.27032882997706">
                <text:p>1.27032882997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.20694234340891">
                <text:p>1.20694234340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.15451389896621">
                <text:p>1.154513898966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.1824014014488">
                <text:p>1.18240140144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.43762118567094">
                <text:p>1.437621185670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.37642166782492">
                <text:p>1.37642166782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1.53823300635236">
                <text:p>1.53823300635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1.43231927338151">
                <text:p>1.432319273381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.59004839291055">
                <text:p>1.59004839291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1.87752963802853">
                <text:p>1.87752963802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.51793344642562">
                <text:p>1.517933446425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.92616953792253">
                <text:p>1.926169537922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2.03024687147069">
                <text:p>2.030246871470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3.6484611707538">
                <text:p>3.64846117075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2.72544398519965">
                <text:p>2.725443985199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5.43981093452822">
                <text:p>5.439810934528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</office:styles>
</office:document-styles>
</file>